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B0000026D040F7A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6.15cm" fo:min-width="17.1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647cm" svg:height="16.43cm" svg:x="0.2cm" svg:y="0.17cm">
          <draw:image xlink:href="Pictures/100002010000029B0000026D040F7A57.png" xlink:type="simple" xlink:show="embed" xlink:actuate="onLoad">
            <text:p/>
          </draw:image>
        </draw:frame>
        <draw:custom-shape draw:style-name="gr2" draw:text-style-name="P1" draw:layer="layout" svg:width="17.7cm" svg:height="16.5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95cm" fo:page-height="1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4:09:24.015607244</meta:creation-date>
    <dc:date>2018-04-28T14:12:04.109014760</dc:date>
    <dc:creator>dario </dc:creator>
    <meta:editing-duration>PT2M40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